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NamingStrategyTests.ge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NamingStrategyTests.getManag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NamingStrategyTests.getCorrec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NamingStrategyTests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